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left="0.811cm" fo:margin-right="0cm" fo:margin-top="0cm" fo:margin-bottom="0cm" style:contextual-spacing="false" fo:text-indent="0cm" style:auto-text-indent="false"/>
    </style:style>
    <style:style style:name="P3" style:family="paragraph" style:parent-style-name="Standard">
      <style:paragraph-properties fo:margin-top="0cm" fo:margin-bottom="0cm" style:contextual-spacing="false" fo:line-height="0.353cm"/>
      <style:text-properties style:use-window-font-color="true" loext:opacity="0%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0.533cm" fo:orphans="0" fo:widows="0"/>
      <style:text-properties style:use-window-font-color="true" loext:opacity="0%" fo:font-size="12pt" officeooo:paragraph-rsid="001c9505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cm" fo:margin-right="2.401cm" fo:margin-top="0cm" fo:margin-bottom="0cm" style:contextual-spacing="false" fo:line-height="0.533cm" fo:text-align="start" style:justify-single-word="false" fo:orphans="0" fo:widows="0" fo:text-indent="0cm" style:auto-text-indent="false" style:page-number="auto" fo:background-color="transparent" style:writing-mode="lr-tb"/>
      <style:text-properties style:use-window-font-color="true" loext:opacity="0%" fo:font-size="12pt" officeooo:paragraph-rsid="001c9505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0.049cm"/>
      <style:text-properties style:use-window-font-color="true" loext:opacity="0%" fo:font-size="12pt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0.113cm"/>
      <style:text-properties style:use-window-font-color="true" loext:opacity="0%" fo:font-size="12pt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0.002cm"/>
      <style:text-properties style:use-window-font-color="true" loext:opacity="0%" fo:font-size="12pt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0.487cm"/>
      <style:text-properties style:use-window-font-color="true" loext:opacity="0%" fo:font-size="12pt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0.407cm"/>
      <style:text-properties style:use-window-font-color="true" loext:opacity="0%"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0.183cm"/>
      <style:text-properties style:use-window-font-color="true" loext:opacity="0%"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0.093cm"/>
      <style:text-properties style:use-window-font-color="true" loext:opacity="0%" fo:font-size="12pt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0.503cm"/>
      <style:text-properties style:use-window-font-color="true" loext:opacity="0%" fo:font-size="12pt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fo:font-size="1pt" style:font-size-asian="1pt" style:font-size-complex="1pt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fo:font-size="11pt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line-height="0.353cm"/>
      <style:text-properties style:use-window-font-color="true" loext:opacity="0%" fo:font-size="10pt" style:font-size-asian="10pt" style:font-size-complex="10pt"/>
    </style:style>
    <style:style style:name="P18" style:family="paragraph" style:parent-style-name="Standard" style:master-page-name="Converted1">
      <style:paragraph-properties fo:margin-top="0cm" fo:margin-bottom="0cm" style:contextual-spacing="false" fo:line-height="0.353cm" style:page-number="auto"/>
      <style:text-properties style:use-window-font-color="true" loext:opacity="0%" fo:font-size="10pt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0.651cm"/>
      <style:text-properties style:use-window-font-color="true" loext:opacity="0%" fo:font-size="10pt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orphans="0" fo:widows="0"/>
    </style:style>
    <style:style style:name="P21" style:family="paragraph" style:parent-style-name="Standard">
      <style:paragraph-properties fo:margin-left="0.423cm" fo:margin-right="0cm" fo:margin-top="0cm" fo:margin-bottom="0cm" style:contextual-spacing="false" fo:orphans="0" fo:widows="0" fo:text-indent="0cm" style:auto-text-indent="false"/>
    </style:style>
    <style:style style:name="P22" style:family="paragraph" style:parent-style-name="Standard">
      <style:paragraph-properties fo:margin-left="0.811cm" fo:margin-right="0cm" fo:margin-top="0cm" fo:margin-bottom="0cm" style:contextual-spacing="false" fo:line-height="0.473cm" fo:text-indent="0cm" style:auto-text-indent="false"/>
    </style:style>
    <style:style style:name="P23" style:family="paragraph" style:parent-style-name="Standard" style:list-style-name="WWNum1">
      <style:paragraph-properties fo:margin-top="0cm" fo:margin-bottom="0cm" style:contextual-spacing="false" fo:line-height="0.473cm">
        <style:tab-stops>
          <style:tab-stop style:position="1.094cm"/>
        </style:tab-stops>
      </style:paragraph-properties>
    </style:style>
    <style:style style:name="P24" style:family="paragraph" style:parent-style-name="Standard" style:list-style-name="WWNum2">
      <style:paragraph-properties fo:margin-top="0cm" fo:margin-bottom="0cm" style:contextual-spacing="false" fo:line-height="0.473cm">
        <style:tab-stops>
          <style:tab-stop style:position="1.094cm"/>
        </style:tab-stops>
      </style:paragraph-properties>
    </style:style>
    <style:style style:name="P25" style:family="paragraph" style:parent-style-name="Standard">
      <style:paragraph-properties fo:margin-top="0cm" fo:margin-bottom="0cm" style:contextual-spacing="false" fo:line-height="0.453cm" fo:orphans="0" fo:widows="0"/>
    </style:style>
    <style:style style:name="P26" style:family="paragraph" style:parent-style-name="Standard" style:list-style-name="WWNum1">
      <style:paragraph-properties fo:margin-top="0cm" fo:margin-bottom="0cm" style:contextual-spacing="false" fo:line-height="0.453cm">
        <style:tab-stops>
          <style:tab-stop style:position="1.104cm"/>
        </style:tab-stops>
      </style:paragraph-properties>
    </style:style>
    <style:style style:name="P27" style:family="paragraph" style:parent-style-name="Standard" style:list-style-name="WWNum2">
      <style:paragraph-properties fo:margin-top="0cm" fo:margin-bottom="0cm" style:contextual-spacing="false" fo:line-height="0.453cm">
        <style:tab-stops>
          <style:tab-stop style:position="1.104cm"/>
        </style:tab-stops>
      </style:paragraph-properties>
    </style:style>
    <style:style style:name="P28" style:family="paragraph" style:parent-style-name="Standard" style:master-page-name="">
      <loext:graphic-properties draw:fill="none"/>
      <style:paragraph-properties fo:margin-left="0cm" fo:margin-right="2.101cm" fo:margin-top="0cm" fo:margin-bottom="0cm" style:contextual-spacing="false" fo:line-height="0.453cm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1c9505"/>
    </style:style>
    <style:style style:name="P29" style:family="paragraph" style:parent-style-name="Standard">
      <style:paragraph-properties fo:margin-left="0cm" fo:margin-right="2.152cm" fo:margin-top="0cm" fo:margin-bottom="0cm" style:contextual-spacing="false" fo:text-indent="0.808cm" style:auto-text-indent="false"/>
    </style:style>
    <style:style style:name="P30" style:family="paragraph" style:parent-style-name="Standard">
      <loext:graphic-properties draw:fill="none"/>
      <style:paragraph-properties fo:margin-left="-1.101cm" fo:margin-right="0cm" fo:margin-top="0cm" fo:margin-bottom="0cm" style:contextual-spacing="false" fo:text-align="start" style:justify-single-word="false" fo:orphans="0" fo:widows="0" fo:text-indent="-1cm" style:auto-text-indent="false" fo:background-color="transparent" style:writing-mode="lr-tb"/>
    </style:style>
    <style:style style:name="P31" style:family="paragraph" style:parent-style-name="Standard">
      <style:paragraph-properties fo:margin-left="0cm" fo:margin-right="2.187cm" fo:margin-top="0cm" fo:margin-bottom="0cm" style:contextual-spacing="false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2.575cm" fo:margin-top="0cm" fo:margin-bottom="0cm" style:contextual-spacing="false" fo:text-indent="0.808cm" style:auto-text-indent="false"/>
    </style:style>
    <style:style style:name="P33" style:family="paragraph" style:parent-style-name="Standard">
      <style:paragraph-properties fo:margin-left="0cm" fo:margin-right="2.505cm" fo:margin-top="0cm" fo:margin-bottom="0cm" style:contextual-spacing="false" fo:line-height="104%" fo:text-indent="0.808cm" style:auto-text-indent="false"/>
    </style:style>
    <style:style style:name="P34" style:family="paragraph" style:parent-style-name="Standard">
      <style:paragraph-properties fo:margin-left="0cm" fo:margin-right="2.505cm" fo:margin-top="0cm" fo:margin-bottom="0cm" style:contextual-spacing="false" fo:text-indent="0.808cm" style:auto-text-indent="false"/>
    </style:style>
    <style:style style:name="P35" style:family="paragraph" style:parent-style-name="Standard">
      <style:paragraph-properties fo:margin-left="0cm" fo:margin-right="2.399cm" fo:margin-top="0cm" fo:margin-bottom="0cm" style:contextual-spacing="false" fo:line-height="105%" fo:text-indent="0.808cm" style:auto-text-indent="false"/>
    </style:style>
    <style:style style:name="P36" style:family="paragraph" style:parent-style-name="Standard">
      <style:paragraph-properties fo:margin-left="0cm" fo:margin-right="2.293cm" fo:margin-top="0cm" fo:margin-bottom="0cm" style:contextual-spacing="false" fo:text-indent="0.808cm" style:auto-text-indent="false"/>
    </style:style>
    <style:style style:name="P37" style:family="paragraph" style:parent-style-name="Standard" style:list-style-name="WWNum1">
      <style:paragraph-properties fo:margin-top="0cm" fo:margin-bottom="0cm" style:contextual-spacing="false" fo:line-height="0.409cm">
        <style:tab-stops>
          <style:tab-stop style:position="1.094cm"/>
        </style:tab-stops>
      </style:paragraph-properties>
    </style:style>
    <style:style style:name="P38" style:family="paragraph" style:parent-style-name="Standard" style:list-style-name="WWNum2">
      <style:paragraph-properties fo:margin-top="0cm" fo:margin-bottom="0cm" style:contextual-spacing="false" fo:line-height="0.409cm">
        <style:tab-stops>
          <style:tab-stop style:position="1.094cm"/>
        </style:tab-stops>
      </style:paragraph-properties>
    </style:style>
    <style:style style:name="P39" style:family="paragraph" style:parent-style-name="Standard">
      <style:paragraph-properties fo:margin-left="6.738cm" fo:margin-right="0cm" fo:margin-top="0cm" fo:margin-bottom="0cm" style:contextual-spacing="false" fo:text-indent="0cm" style:auto-text-indent="false"/>
    </style:style>
    <style:style style:name="P40" style:family="paragraph" style:parent-style-name="Standard">
      <style:paragraph-properties fo:margin-top="0cm" fo:margin-bottom="0cm" style:contextual-spacing="false" fo:line-height="0.353cm"/>
    </style:style>
    <style:style style:name="T1" style:family="text">
      <style:text-properties style:use-window-font-color="true" loext:opacity="0%" style:font-name="Segoe UI" fo:font-size="12pt" fo:font-weight="bold" style:font-name-asian="Segoe UI1" style:font-size-asian="12pt" style:font-weight-asian="bold" style:font-name-complex="Segoe UI1" style:font-size-complex="12pt" style:font-weight-complex="bold"/>
    </style:style>
    <style:style style:name="T2" style:family="text">
      <style:text-properties style:use-window-font-color="true" loext:opacity="0%" style:font-name="Bodoni MT Black" fo:font-size="12pt" fo:font-weight="bold" style:font-name-asian="Bodoni MT Black1" style:font-size-asian="12pt" style:font-weight-asian="bold" style:font-name-complex="Bodoni MT Black1" style:font-size-complex="12pt" style:font-weight-complex="bold"/>
    </style:style>
    <style:style style:name="T3" style:family="text">
      <style:text-properties style:use-window-font-color="true" loext:opacity="0%" fo:font-size="10pt" style:font-size-asian="10pt" style:font-size-complex="10pt"/>
    </style:style>
    <style:style style:name="T4" style:family="text">
      <style:text-properties style:use-window-font-color="true" loext:opacity="0%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use-window-font-color="true" loext:opacity="0%" style:font-name="Times New Roman" fo:font-size="12pt" style:font-name-asian="Times New Roman1" style:font-size-asian="12pt" style:font-name-complex="Times New Roman1" style:font-size-complex="12pt" style:text-scale="96%"/>
    </style:style>
    <style:style style:name="T6" style:family="text">
      <style:text-properties style:use-window-font-color="true" loext:opacity="0%" style:font-name="Times New Roman" fo:font-size="11.5pt" style:font-name-asian="Times New Roman1" style:font-size-asian="11.5pt" style:font-name-complex="Times New Roman1" style:font-size-complex="11.5pt"/>
    </style:style>
    <style:style style:name="T7" style:family="text">
      <style:text-properties style:use-window-font-color="true" loext:opacity="0%" style:font-name="Times New Roman" fo:font-size="11.5pt" fo:language="ru" fo:country="RU" officeooo:rsid="001c9505" style:font-name-asian="Times New Roman1" style:font-size-asian="11.5pt" style:font-name-complex="Times New Roman1" style:font-size-complex="11.5pt"/>
    </style:style>
    <style:style style:name="T8" style:family="text">
      <style:text-properties style:use-window-font-color="true" loext:opacity="0%" style:font-name="Arial Unicode MS" fo:font-size="10pt" style:font-name-asian="Arial Unicode MS1" style:font-size-asian="10pt" style:font-name-complex="Arial Unicode MS1" style:font-size-complex="10pt"/>
    </style:style>
    <style:style style:name="T9" style:family="text">
      <style:text-properties style:use-window-font-color="true" loext:opacity="0%" style:font-name="Arial Unicode MS" fo:font-size="9.5pt" style:font-name-asian="Arial Unicode MS1" style:font-size-asian="9.5pt" style:font-name-complex="Arial Unicode MS1" style:font-size-complex="9.5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style:font-name-asian="Times New Roman1" style:font-name-complex="Times New Roman1" style:text-scale="96%"/>
    </style:style>
    <style:style style:name="T12" style:family="text">
      <style:text-properties style:font-name="Arial Unicode MS" fo:font-size="10pt" style:font-name-asian="Arial Unicode MS1" style:font-size-asian="10pt" style:font-name-complex="Arial Unicode MS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1"/><text:span text:style-name="T1">Лабораторная</text:span><text:span text:style-name="T2"> 5 (6) —</text:span><text:span text:style-name="T1"> отображенные в память файлы</text:span><text:span text:style-name="T2"> ,</text:span><text:span text:style-name="T1"> барьеры</text:span><text:span text:style-name="T2"> POSIX</text:span></text:p>
      <text:p text:style-name="P3"/>
      <text:p text:style-name="P4"><text:span text:style-name="T10">Задача — обработать файл размером, превышающим доступный размер памяти.</text:span></text:p>
      <text:p text:style-name="P5"><text:span text:style-name="T10">Обработка выполняется несколькими потоками. Файл отображается на память (</text:span><text:span text:style-name="T12">mmap()</text:span><text:span text:style-name="T10">) блоками.</text:span></text:p>
      <text:p text:style-name="P28"><text:span text:style-name="T4">Размер блока кратен размеру страницы памяти (</text:span><text:span text:style-name="T8">page_sz = sysconf(_SC_PAGESIZE)</text:span><text:span text:style-name="T5">) и </text:span><text:span text:style-name="T4">количеству потоков N, соответственно, блок может быть разделен на равные куски, каждый из которых будет обрабатываться своим потоком независимо.</text:span></text:p>
      <text:p text:style-name="P7"/>
      <text:p text:style-name="P22"><text:span text:style-name="T8">chunk_sz = k * page_sz;</text:span></text:p>
      <text:p text:style-name="P22"><text:span text:style-name="T8">block_sz = chunk_sz * N;</text:span></text:p>
      <text:p text:style-name="P8"/>
      <text:p text:style-name="P29"><text:span text:style-name="T4">Ранг (номер, индекс) главного потока 0, ранги остальных — от 1 до N-1. Зная свой ранг, поток может вычислить начало своего куска.</text:span></text:p>
      <text:p text:style-name="P31"><text:span text:style-name="T4">Отображением блоков из файла на память занимается главный поток (с рангом 0). Он же сбрасывает результат обработки в файл, когда все потоки закончат обработку своего куска. Здесь можно использовать условную переменную на счетчике, который будет устанавливаться главным потоком в N и декрементироваться остальными по мере того, как</text:span></text:p>
      <text:p text:style-name="P1"><text:span text:style-name="T4">они заканчивают свой кусок.</text:span></text:p>
      <text:p text:style-name="P32"><text:span text:style-name="T4">Остаток необработанного файла на последнем раунде будет меньше размера блока — эта ситуация должна правильно обрабатываться.</text:span></text:p>
      <text:p text:style-name="P33"><text:span text:style-name="T6">Потоки ожид</text:span><text:span text:style-name="T7">ают</text:span><text:span text:style-name="T6"> завершение отображения нового блока на барьере — как только глав-ный поток подготовит им работу, он приходит последним к барьеру и всех освобождает.</text:span></text:p>
      <text:p text:style-name="P9"/>
      <text:p text:style-name="P34"><text:span text:style-name="T4">Когда поток в очередном раунде завершает обработку своего куска, он приходит к ба-рьеру ожидания нового.</text:span></text:p>
      <text:p text:style-name="P2"><text:span text:style-name="T4">На последнем раунде потоки самостоятельно определяют, есть ли у них работа и ее раз-</text:span></text:p>
      <text:p text:style-name="P1"><text:span text:style-name="T4">мер.</text:span></text:p>
      <text:p text:style-name="P10"/>
      <text:p text:style-name="P35"><text:span text:style-name="T4">Суть обработки — любая асинхронная работа, например перестановка пар длинных беззнаковых целых по возрастанию (частичная сортировка). Оставшиеся байты последнего раунда остаются как есть.</text:span></text:p>
      <text:p text:style-name="P11"/>
      <text:p text:style-name="P36"><text:span text:style-name="T4">Большой файл можно получить, читая dev/random. Его размер должен превышать в несколько раз объем свободной оперативной памяти и быть, по возможности, простым чис-лом.</text:span></text:p>
      <text:p text:style-name="P2"><text:span text:style-name="T4">Как получить большой файл:</text:span></text:p>
      <text:p text:style-name="P2"><text:span text:style-name="T4">~20Гбайт</text:span></text:p>
      <text:p text:style-name="P12"/>
      <text:list xml:id="list1343796757" text:style-name="WWNum1">
        <text:list-item>
          <text:p text:style-name="P23"><text:span text:style-name="T8">dd if=/dev/random of=random.bin bs=16384 count=1273936</text:span></text:p>
        </text:list-item>
        <text:list-item>
          <text:p text:style-name="P37"><text:span text:style-name="T8">dd if=/dev/random bs=1 count=1783 &gt;&gt; random.bin</text:span></text:p>
        </text:list-item>
        <text:list-item>
          <text:p text:style-name="P26"><text:span text:style-name="T9">wc -c random.bin 20872169207</text:span></text:p>
        </text:list-item>
      </text:list>
      <text:p text:style-name="P13"/>
      <text:p text:style-name="P2"><text:span text:style-name="T4">~200Мбайт</text:span></text:p>
      <text:p text:style-name="P12"/>
      <text:list xml:id="list754551955" text:style-name="WWNum2">
        <text:list-item>
          <text:p text:style-name="P24"><text:span text:style-name="T8">dd if=/dev/random of=random.bin bs=16384 count=12739</text:span></text:p>
        </text:list-item>
        <text:list-item>
          <text:p text:style-name="P38"><text:span text:style-name="T8">dd if=/dev/random bs=1 count=5845 &gt;&gt; random.bin</text:span></text:p>
        </text:list-item>
        <text:list-item>
          <text:p text:style-name="P27"><text:span text:style-name="T9">wc -c random.bin 208721621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false" style:font-name-asian="F" style:font-size-asian="11pt" style:language-asian="zh" style:country-asian="CN" style:font-name-complex="Droid Sans Devanaga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1pt" fo:language="en" fo:country="GB" style:letter-kerning="false" style:font-name-asian="F" style:font-size-asian="11pt" style:language-asian="zh" style:country-asian="CN" style:font-name-complex="Droid Sans Devanaga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$" style:num-suffix="$" text:bullet-char="$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$" style:num-suffix="$" text:bullet-char="$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3cm" fo:margin-bottom="1.035cm" fo:margin-left="2.011cm" fo:margin-right="0.042cm" style:writing-mode="lr-tb" style:layout-grid-color="#c0c0c0" style:layout-grid-lines="2676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1.035cm" fo:margin-left="2.54cm" fo:margin-right="2.54cm" style:writing-mode="lr-tb" style:layout-grid-color="#c0c0c0" style:layout-grid-lines="2612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3</meta:editing-cycles>
    <meta:creation-date>2022-05-16T09:26:09</meta:creation-date>
    <dc:date>2022-05-16T10:29:24.772129403</dc:date>
    <meta:editing-duration>PT3M6S</meta:editing-duration>
    <meta:generator>LibreOffice/7.3.3.2$Linux_X86_64 LibreOffice_project/30$Build-2</meta:generator>
    <meta:document-statistic meta:table-count="0" meta:image-count="0" meta:object-count="0" meta:page-count="1" meta:paragraph-count="25" meta:word-count="294" meta:character-count="2116" meta:non-whitespace-character-count="1847"/>
    <meta:user-defined meta:name="AppVersion">14.0000</meta:user-defined>
    <meta:template xlink:type="simple" xlink:actuate="onRequest" xlink:title="Normal.dotm" xlink:href=""/>
  </office:meta>
</office:document-meta>
</file>